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36c" officeooo:paragraph-rsid="0012e36c"/>
    </style:style>
    <style:style style:name="P2" style:family="paragraph" style:parent-style-name="Standard" style:list-style-name="L1">
      <style:text-properties officeooo:paragraph-rsid="0012e36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e36c" officeooo:paragraph-rsid="0012e36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0b43" officeooo:paragraph-rsid="00140b43" style:font-weight-asian="bold" style:font-weight-complex="bold"/>
    </style:style>
    <style:style style:name="P5" style:family="paragraph" style:parent-style-name="Standard">
      <style:text-properties officeooo:rsid="00140b43" officeooo:paragraph-rsid="00140b43"/>
    </style:style>
    <style:style style:name="P6" style:family="paragraph" style:parent-style-name="Standard" style:list-style-name="L2">
      <style:text-properties officeooo:rsid="00140b43" officeooo:paragraph-rsid="00140b43"/>
    </style:style>
    <style:style style:name="P7" style:family="paragraph" style:parent-style-name="Standard">
      <style:text-properties officeooo:paragraph-rsid="0012e36c"/>
    </style:style>
    <style:style style:name="P8" style:family="paragraph" style:parent-style-name="Standard" style:list-style-name="L2">
      <style:text-properties officeooo:rsid="00159737" officeooo:paragraph-rsid="00159737"/>
    </style:style>
    <style:style style:name="P9" style:family="paragraph" style:parent-style-name="Standard" style:list-style-name="L2">
      <style:text-properties officeooo:paragraph-rsid="0015ca92"/>
    </style:style>
    <style:style style:name="T1" style:family="text">
      <style:text-properties officeooo:rsid="0012e36c"/>
    </style:style>
    <style:style style:name="T2" style:family="text">
      <style:text-properties officeooo:rsid="00159737"/>
    </style:style>
    <style:style style:name="T3" style:family="text">
      <style:text-properties officeooo:rsid="0015ca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rramientas utilizadas</text:p>
      <text:p text:style-name="P1"/>
      <text:list xml:id="list7563688065197457913" text:style-name="L1">
        <text:list-item>
          <text:p text:style-name="P2"><text:span text:style-name="T1">Python 3.5</text:span></text:p>
        </text:list-item>
        <text:list-item>
          <text:p text:style-name="P2"><text:span text:style-name="T1">Eclipse ver 4.5 (Mars) como IDE para el desarrollo del proyecto, con el plug in “PyDev” para integrar el IDE con el idioma Python</text:span></text:p>
        </text:list-item>
        <text:list-item>
          <text:p text:style-name="P2"><text:span text:style-name="T1">Paquete PLY de python con algunas modificaciones hechas para cumplir con lo necesario del proyecto</text:span></text:p>
        </text:list-item>
      </text:list>
      <text:p text:style-name="P7"/>
      <text:p text:style-name="P4">Detalle de la implementacion</text:p>
      <text:p text:style-name="P5"/>
      <text:list xml:id="list1611622664341910268" text:style-name="L2">
        <text:list-item>
          <text:p text:style-name="P6">Se importo la libreria PLY al proyecto en un archivo aislado llamado “Lexer.py”, <text:span text:style-name="T2">en el cual se diseña las reglas del lexer y se crea el lexer que utilizaremos para nuestro proyecto</text:span></text:p>
          <text:list>
            <text:list-item>
              <text:p text:style-name="P8">Las reglas incluyen las definiciones de los tokens definidos en el enunciado del proyecto, las reglas de manejo de errores, las reglas de caracteres a ignorar y la funcion necesaria para tener la informacion del numero de linea y columna en el cual se encuentra el token que estamos analizando</text:p>
            </text:list-item>
          </text:list>
        </text:list-item>
        <text:list-item>
          <text:p text:style-name="P9"><text:span text:style-name="T3">Se importo el lexer creado en el archivo “LexBot.py” el cual se encarga de recorrer el contenido del archivo de entrada, y de imprimir los tokens en caso de que no se hayan conseguido errores o de imprimir lalista de errores en caso de haber encontrado error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1:52:15.623023094</meta:creation-date>
    <meta:generator>LibreOffice/4.4.2.2$Linux_X86_64 LibreOffice_project/40m0$Build-2</meta:generator>
    <dc:date>2015-09-28T12:11:56.293291819</dc:date>
    <meta:editing-duration>PT19M43S</meta:editing-duration>
    <meta:editing-cycles>4</meta:editing-cycles>
    <meta:document-statistic meta:table-count="0" meta:image-count="0" meta:object-count="0" meta:page-count="1" meta:paragraph-count="8" meta:word-count="182" meta:character-count="1027" meta:non-whitespace-character-count="859"/>
  </office:meta>
</office:document-meta>
</file>